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table:number-columns-repeated="3"/>
          <table:table-cell table:style-name="ce26"/>
          <table:table-cell table:style-name="ce26" table:formula="of:=SUM([.B3:.F3])" office:value-type="float" office:value="27100" calcext:value-type="float">
            <text:p>27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2"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1139.30434782609" calcext:value-type="float">
            <text:p>1139.3043478261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Stepan</text:p>
          </table:table-cell>
          <table:table-cell table:number-columns-repeated="4"/>
          <table:table-cell table:formula="of:=SUM([.B30:.F30])" office:value-type="float" office:value="1139.30434782609" calcext:value-type="float">
            <text:p>1139.3043478261</text:p>
          </table:table-cell>
          <table:table-cell table:style-name="ce58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30:.F30])" office:value-type="float" office:value="448" calcext:value-type="float">
            <text:p>448</text:p>
          </table:table-cell>
          <table:table-cell table:style-name="ce58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1139.30434782609" calcext:value-type="float">
            <text:p>1139.3043478261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30])" office:value-type="float" office:value="1139.30434782609" calcext:value-type="float">
            <text:p>1139.3043478261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Ani G</text:p>
          </table:table-cell>
          <table:table-cell table:style-name="ce36"/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/>
          <table:table-cell table:style-name="ce26" table:formula="of:=SUM([.H4:.H29])" office:value-type="float" office:value="27100" calcext:value-type="float">
            <text:p>27100</text:p>
          </table:table-cell>
          <table:table-cell table:style-name="ce4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0:51:36.699122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7T10:53:58.922442423</dc:date>
    <meta:editing-duration>P12DT23H59M5S</meta:editing-duration>
    <meta:editing-cycles>3634</meta:editing-cycles>
    <meta:generator>LibreOffice/4.2.8.2$Linux_X86_64 LibreOffice_project/420m0$Build-2</meta:generator>
    <meta:document-statistic meta:table-count="23" meta:cell-count="10814" meta:object-count="0"/>
  </office:meta>
</office:document-meta>
</file>